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ilesTests.getWhenHasFileReturn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isEmptyWhenNotEmpty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getSingleWhenHasSingleFileReturn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isEmptyWhenEmpty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getSingleWhenHasNoFile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FilesTests.iteratorIterates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FilesTests.andAdds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FilesTests.streamStreams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ofCreates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noneRetur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FilesTests.andSourceFilesAdds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FilesTests.getWhenMissingFil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Tests.getSingleWhenHasMultipleFile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